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4000000E9CA39FBC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1" fo:font-size="7pt" style:font-size-asian="7pt" style:font-size-complex="7pt"/>
    </style:style>
    <style:style style:name="P2" style:family="paragraph" style:parent-style-name="Standard">
      <style:paragraph-properties fo:margin-left="0cm" fo:margin-right="0cm" fo:margin-top="0cm" fo:margin-bottom="0.101cm" fo:text-indent="0cm" style:auto-text-indent="false">
        <style:tab-stops>
          <style:tab-stop style:position="7.489cm" style:type="right"/>
        </style:tab-stops>
      </style:paragraph-properties>
      <style:text-properties style:font-name="Arial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<draw:frame draw:style-name="fr1" draw:name="graphics2" text:anchor-type="paragraph" svg:x="-0.064cm" svg:y="0.263cm" svg:width="7.11cm" svg:height="3.403cm" draw:z-index="0"><draw:image xlink:href="Pictures/10000201000001E4000000E9CA39FBC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2-22T07:33:45</meta:creation-date>
    <dc:date>2013-09-13T09:05:51.54</dc:date>
    <meta:print-date>2010-02-11T08:46:48</meta:print-date>
    <dc:language>en-US</dc:language>
    <meta:editing-cycles>70</meta:editing-cycles>
    <meta:editing-duration>PT1H37M23S</meta:editing-duration>
    <meta:document-statistic meta:table-count="0" meta:image-count="1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